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mojiOne Color1" svg:font-family="'EmojiOne Color'"/>
    <style:font-face style:name="Calibri" svg:font-family="Calibri" style:font-family-generic="swiss"/>
    <style:font-face style:name="Liberation Sans" svg:font-family="'Liberation Sans'" style:font-family-generic="swiss" style:font-pitch="variable"/>
    <style:font-face style:name="EmojiOne Color" svg:font-family="'EmojiOne Color'"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Standard">
      <style:text-properties officeooo:rsid="000c7554" officeooo:paragraph-rsid="000c7554"/>
    </style:style>
    <style:style style:name="P2" style:family="paragraph" style:parent-style-name="Standard">
      <style:text-properties officeooo:rsid="000c7554" officeooo:paragraph-rsid="000c7554"/>
    </style:style>
    <style:style style:name="P3" style:family="paragraph" style:parent-style-name="Standard">
      <style:text-properties officeooo:rsid="0004ff6a" officeooo:paragraph-rsid="0004ff6a"/>
    </style:style>
    <style:style style:name="T1" style:family="text">
      <style:text-properties officeooo:rsid="0004ff6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ng Park</text:p>
      <text:p text:style-name="P1">CS 312 – System Administration</text:p>
      <text:p text:style-name="P1">HW<text:span text:style-name="T1">2</text:span></text:p>
      <text:p text:style-name="P1">April <text:span text:style-name="T1">15</text:span>, 2019</text:p>
      <text:p text:style-name="P1"/>
      <text:p text:style-name="P3">1. What is a DIMM memory module? When a slot in a laptop is labelled "DIMM", what official form factor name is actually usually intended? (Hint: it's very close to "DIMM") (3 points)</text:p>
      <text:p text:style-name="P3"/>
      <text:p text:style-name="P3">2. All you really need to open up a desktop or laptop is a couple screwdrivers and often a pry-tool of some kind. Time issues aside, do you find it easy? What kinds of electronics do you think you shouldn’t open? (3 points)</text:p>
      <text:p text:style-name="P3"/>
      <text:p text:style-name="P3">3. What is the backlight in a laptop screen? How is the light generated? (3 points)</text:p>
      <text:p text:style-name="P3"/>
      <text:p text:style-name="P3">4. What is a Kensington Security Slot? The laptop we disassembled in Lab 2 had one, as do most laptops. (3 points)</text:p>
      <text:p text:style-name="P3">5. Describe a scenario where data could be deleted from a HDD yet recovered afterwards. (3 points)</text:p>
      <text:p text:style-name="P3"/>
      <text:p text:style-name="P3">6. What is the TRIM command, as used on SSDs? How does it solve the problem of “write amplification”? (5 points)</text:p>
      <text:p text:style-name="P3"/>
      <text:p text:style-name="P3">7. Is it OK to perform disk management operations on a drive, that contains files you care about, but which are not backed up? Are these always safe? (3 points)</text:p>
      <text:p text:style-name="P3"/>
      <text:p text:style-name="P3">8. What is your current backup strategy for your personal &amp; school files? If you don’t have one, what plan would you propose to keep YOUR important files safe? What is the chance you’ll adopt that plan? (3 points)</text:p>
      <text:p text:style-name="P3"/>
      <text:p text:style-name="P3">9. What is the difference between a file system and a volume? (3 points)</text:p>
      <text:p text:style-name="P3"/>
      <text:p text:style-name="P3">10. Name another few virtual machine hypervisors other than VirtualBox. (3 points)</text:p>
      <text:p text:style-name="P3"/>
      <text:p text:style-name="P3">11. In VirtualBox, take a snapshot of one of the class reference virtual machines, start it up, make some changes to it, shut it down, then restore back to the previous state. Take a screenshot of the VirtualBox main program showing this hierarchy of snapshots and include it along with your other answers. The snapshot should NOT say “changed” in the hierarchy list your screenshot shows. (8 point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EmojiOne Color1" svg:font-family="'EmojiOne Color'"/>
    <style:font-face style:name="Calibri" svg:font-family="Calibri" style:font-family-generic="swiss"/>
    <style:font-face style:name="Liberation Sans" svg:font-family="'Liberation Sans'" style:font-family-generic="swiss" style:font-pitch="variable"/>
    <style:font-face style:name="EmojiOne Color" svg:font-family="'EmojiOne Color'"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Lucida Sans Unicode" style:font-size-asian="10.5pt" style:language-asian="zh" style:country-asian="CN" style:font-name-complex="EmojiOne Colo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Calibri" fo:font-size="12pt" fo:language="en" fo:country="US" style:letter-kerning="true" style:font-name-asian="Lucida Sans Unicode" style:font-size-asian="10.5pt" style:language-asian="zh" style:country-asian="CN" style:font-name-complex="EmojiOne Colo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EmojiOne Color" style:font-family-complex="'EmojiOne Color'"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alibri" fo:font-family="Calibri" style:font-family-generic="swiss" style:font-size-asian="12pt" style:font-name-complex="EmojiOne Color1" style:font-family-complex="'EmojiOne Color'"/>
    </style:style>
    <style:style style:name="Caption" style:family="paragraph" style:parent-style-name="Standard" style:class="extra">
      <style:paragraph-properties fo:margin-top="0.0835in" fo:margin-bottom="0.0835in" loext:contextual-spacing="false" text:number-lines="false" text:line-number="0"/>
      <style:text-properties style:font-name="Calibri" fo:font-family="Calibri" style:font-family-generic="swiss" fo:font-size="12pt" fo:font-style="italic" style:font-size-asian="12pt" style:font-style-asian="italic" style:font-name-complex="EmojiOne Color1" style:font-family-complex="'EmojiOne Color'"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EmojiOne Color1" style:font-family-complex="'EmojiOne 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4T20:28:10.882686286</meta:creation-date>
    <dc:date>2019-04-14T20:29:42.132526176</dc:date>
    <meta:editing-duration>PT1M32S</meta:editing-duration>
    <meta:editing-cycles>1</meta:editing-cycles>
    <meta:document-statistic meta:table-count="0" meta:image-count="0" meta:object-count="0" meta:page-count="1" meta:paragraph-count="15" meta:word-count="325" meta:character-count="1795" meta:non-whitespace-character-count="1484"/>
    <meta:generator>LibreOffice/5.3.6.1$Linux_X86_64 LibreOffice_project/30$Build-1</meta:generator>
  </office:meta>
</office:document-meta>
</file>